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fill="solid" draw:fill-color="#ffcf4c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end="Arrow" draw:marker-end-width="0.3cm" draw:fill="none" draw:fill-color="#ffcf4c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8" draw:id="id8" draw:layer="layout" svg:width="3cm" svg:height="2cm" svg:x="16.8cm" svg:y="10.2cm">
          <text:p text:style-name="P1"><text:span text:style-name="T1">Lam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3cm" svg:height="2cm" svg:x="14.2cm" svg:y="9.8cm">
          <text:p text:style-name="P1"><text:span text:style-name="T1">MTe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3cm" svg:height="2cm" svg:x="11.6cm" svg:y="9.4cm">
          <text:p text:style-name="P1"><text:span text:style-name="T1">Materia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3cm" svg:height="2cm" svg:x="9cm" svg:y="9cm">
          <text:p text:style-name="P1"><text:span text:style-name="T1">Mes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3cm" svg:height="2cm" svg:x="6.4cm" svg:y="8.6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3cm" svg:height="2cm" svg:x="9cm" svg:y="3cm">
          <text:p text:style-name="P1"><text:span text:style-name="T1">Mai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3cm" svg:height="2cm" svg:x="3.8cm" svg:y="8.2cm">
          <text:p text:style-name="P1"><text:span text:style-name="T1">Scen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cm" svg:height="2cm" svg:x="1.2cm" svg:y="7.8cm">
          <text:p text:style-name="P1"><text:span text:style-name="T1">Screen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9cm" svg:y1="4cm" svg:x2="2.7cm" svg:y2="7.8cm" draw:start-shape="id1" draw:start-glue-point="3" draw:end-shape="id2" draw:end-glue-point="0" svg:d="M9000 4000h-6300v3800" svg:viewBox="0 0 6301 3801">
          <text:p/>
        </draw:connector>
        <draw:connector draw:style-name="gr2" draw:text-style-name="P1" draw:layer="layout" svg:x1="9cm" svg:y1="4cm" svg:x2="5.3cm" svg:y2="8.2cm" draw:start-shape="id1" draw:start-glue-point="3" draw:end-shape="id3" draw:end-glue-point="0" svg:d="M9000 4000h-3700v4200" svg:viewBox="0 0 3701 4201">
          <text:p/>
        </draw:connector>
        <draw:connector draw:style-name="gr2" draw:text-style-name="P1" draw:layer="layout" svg:x1="10.5cm" svg:y1="5cm" svg:x2="7.9cm" svg:y2="8.6cm" draw:start-shape="id1" draw:end-shape="id4" svg:d="M10500 5000v1800h-2600v1800" svg:viewBox="0 0 2601 3601">
          <text:p/>
        </draw:connector>
        <draw:connector draw:style-name="gr2" draw:text-style-name="P1" draw:layer="layout" svg:x1="10.5cm" svg:y1="5cm" svg:x2="10.5cm" svg:y2="9cm" draw:start-shape="id1" draw:end-shape="id5" svg:d="M10500 5000v4000" svg:viewBox="0 0 1 4001">
          <text:p/>
        </draw:connector>
        <draw:connector draw:style-name="gr2" draw:text-style-name="P1" draw:layer="layout" svg:x1="10.5cm" svg:y1="5cm" svg:x2="13.1cm" svg:y2="9.4cm" draw:start-shape="id1" draw:end-shape="id6" svg:d="M10500 5000v2200h2600v2200" svg:viewBox="0 0 2601 4401">
          <text:p/>
        </draw:connector>
        <draw:connector draw:style-name="gr2" draw:text-style-name="P1" draw:layer="layout" svg:x1="12cm" svg:y1="4cm" svg:x2="15.7cm" svg:y2="9.8cm" draw:start-shape="id1" draw:start-glue-point="1" draw:end-shape="id7" draw:end-glue-point="0" svg:d="M12000 4000h3700v5800" svg:viewBox="0 0 3701 5801">
          <text:p/>
        </draw:connector>
        <draw:connector draw:style-name="gr2" draw:text-style-name="P1" draw:layer="layout" svg:x1="12cm" svg:y1="4cm" svg:x2="18.3cm" svg:y2="10.2cm" draw:start-shape="id1" draw:start-glue-point="1" draw:end-shape="id8" draw:end-glue-point="0" svg:d="M12000 4000h6300v6200" svg:viewBox="0 0 6301 62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olger Machens</meta:initial-creator>
    <meta:creation-date>2016-01-04T10:49:41.238448707</meta:creation-date>
    <dc:date>2016-01-04T10:57:32.887350414</dc:date>
    <dc:creator>Holger Machens</dc:creator>
    <meta:editing-duration>P0D</meta:editing-duration>
    <meta:editing-cycles>1</meta:editing-cycles>
    <meta:document-statistic meta:object-count="15"/>
    <meta:generator>LibreOffice/4.2.8.2$Linux_X86_64 LibreOffice_project/420m0$Build-2</meta:generator>
  </office:meta>
</office:document-meta>
</file>